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5A00003B260000060FB601BDC39CB089C8.svm" manifest:media-type=""/>
  <manifest:file-entry manifest:full-path="Pictures/200003BC00003E9C0000231C99F4654EC0AEA48E.svm" manifest:media-type=""/>
  <manifest:file-entry manifest:full-path="Pictures/2000005A00003B260000060FA49B62BEE9D37FBB.svm" manifest:media-type=""/>
  <manifest:file-entry manifest:full-path="Pictures/2000045900003E8000001F4C5425F7961E5EDD06.svm" manifest:media-type=""/>
  <manifest:file-entry manifest:full-path="Pictures/2000015500003B260000183B388CF374DFE73C4F.svm" manifest:media-type=""/>
  <manifest:file-entry manifest:full-path="Pictures/2000005A00003B26000006100E32CEF56AFE331B.svm" manifest:media-type=""/>
  <manifest:file-entry manifest:full-path="Pictures/200003AE00003E9500002316B285272CDD247D71.svm" manifest:media-type=""/>
  <manifest:file-entry manifest:full-path="Pictures/2000038A00003AB400001A922A1D370E42CC7F3E.svm" manifest:media-type=""/>
  <manifest:file-entry manifest:full-path="Pictures/2000016400003B260000183B8D898110780B52A1.svm" manifest:media-type=""/>
  <manifest:file-entry manifest:full-path="Pictures/200003AE00003E970000232034BB826B31D6EF64.svm" manifest:media-type=""/>
  <manifest:file-entry manifest:full-path="Pictures/2000016400003B260000183BF89C99E8673B383D.svm" manifest:media-type=""/>
  <manifest:file-entry manifest:full-path="Pictures/2000015E00003B260000183BE4D94A89309363FC.svm" manifest:media-type=""/>
  <manifest:file-entry manifest:full-path="Pictures/2000014A00003B260000163665F919678330FF54.svm" manifest:media-type=""/>
  <manifest:file-entry manifest:full-path="Pictures/2000041100003E970000231AE9AE875A1E5CF4A2.svm" manifest:media-type=""/>
  <manifest:file-entry manifest:full-path="Pictures/200000A300003B2600000C1E2B319D68E954957A.svm" manifest:media-type=""/>
  <manifest:file-entry manifest:full-path="Pictures/2000029000003E9E0000231817D9F4CA432565EF.svm" manifest:media-type=""/>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0pt" officeooo:rsid="002b58ee" officeooo:paragraph-rsid="00030e58" style:font-size-asian="10pt" style:font-size-complex="10pt"/>
    </style:style>
    <style:style style:name="P2" style:family="paragraph" style:parent-style-name="Standard">
      <style:paragraph-properties fo:text-align="justify" style:justify-single-word="false"/>
      <style:text-properties fo:font-size="10pt" officeooo:rsid="0002332d" officeooo:paragraph-rsid="00030e58" style:font-size-asian="10pt" style:font-size-complex="10pt"/>
    </style:style>
    <style:style style:name="P3" style:family="paragraph" style:parent-style-name="Standard">
      <style:paragraph-properties fo:text-align="justify" style:justify-single-word="false"/>
      <style:text-properties fo:font-size="10pt" officeooo:rsid="0073ddce" officeooo:paragraph-rsid="00030e58" style:font-size-asian="10pt" style:font-size-complex="10pt"/>
    </style:style>
    <style:style style:name="P4" style:family="paragraph" style:parent-style-name="Standard">
      <style:paragraph-properties fo:text-align="justify" style:justify-single-word="false"/>
      <style:text-properties fo:font-size="10pt" officeooo:rsid="0084959c" officeooo:paragraph-rsid="00030e58" style:font-size-asian="10pt" style:font-size-complex="10pt"/>
    </style:style>
    <style:style style:name="P5" style:family="paragraph" style:parent-style-name="Standard">
      <style:paragraph-properties fo:text-align="justify" style:justify-single-word="false"/>
      <style:text-properties fo:font-size="10pt" officeooo:rsid="0018ffab" officeooo:paragraph-rsid="00030e58" style:font-size-asian="10pt" style:font-size-complex="10pt"/>
    </style:style>
    <style:style style:name="P6" style:family="paragraph" style:parent-style-name="Standard">
      <style:paragraph-properties fo:text-align="justify" style:justify-single-word="false"/>
      <style:text-properties fo:font-size="10pt" officeooo:rsid="004da6b5" officeooo:paragraph-rsid="00030e58" style:font-size-asian="10pt" style:font-size-complex="10pt"/>
    </style:style>
    <style:style style:name="P7" style:family="paragraph" style:parent-style-name="Standard">
      <style:paragraph-properties fo:text-align="justify" style:justify-single-word="false"/>
      <style:text-properties fo:font-size="10pt" officeooo:rsid="0040ef17" officeooo:paragraph-rsid="00030e58" style:font-size-asian="10pt" style:font-size-complex="10pt"/>
    </style:style>
    <style:style style:name="P8" style:family="paragraph" style:parent-style-name="Standard">
      <style:paragraph-properties fo:text-align="justify" style:justify-single-word="false"/>
      <style:text-properties fo:font-size="10pt" officeooo:rsid="001ae211" officeooo:paragraph-rsid="00030e58" style:font-size-asian="10pt" style:font-size-complex="10pt"/>
    </style:style>
    <style:style style:name="P9" style:family="paragraph" style:parent-style-name="Standard">
      <style:paragraph-properties fo:text-align="justify" style:justify-single-word="false"/>
      <style:text-properties fo:font-size="10pt" officeooo:rsid="0049a834" officeooo:paragraph-rsid="00030e58" style:font-size-asian="10pt" style:font-size-complex="10pt"/>
    </style:style>
    <style:style style:name="P10" style:family="paragraph" style:parent-style-name="Standard">
      <style:paragraph-properties fo:text-align="justify" style:justify-single-word="false"/>
      <style:text-properties fo:font-size="10pt" officeooo:rsid="004a865f" officeooo:paragraph-rsid="00030e58" style:font-size-asian="10pt" style:font-size-complex="10pt"/>
    </style:style>
    <style:style style:name="P11" style:family="paragraph" style:parent-style-name="Standard">
      <style:paragraph-properties fo:text-align="justify" style:justify-single-word="false"/>
      <style:text-properties fo:font-size="10pt" officeooo:rsid="002f7edf" officeooo:paragraph-rsid="00030e58" style:font-size-asian="10pt" style:font-size-complex="10pt"/>
    </style:style>
    <style:style style:name="P12" style:family="paragraph" style:parent-style-name="Standard">
      <style:paragraph-properties fo:text-align="justify" style:justify-single-word="false"/>
      <style:text-properties fo:font-size="10pt" officeooo:rsid="0033478d" officeooo:paragraph-rsid="00030e58" style:font-size-asian="10pt" style:font-size-complex="10pt"/>
    </style:style>
    <style:style style:name="P13" style:family="paragraph" style:parent-style-name="Standard">
      <style:paragraph-properties fo:text-align="justify" style:justify-single-word="false"/>
      <style:text-properties fo:font-size="10pt" officeooo:rsid="00517c61" officeooo:paragraph-rsid="00030e58" style:font-size-asian="10pt" style:font-size-complex="10pt"/>
    </style:style>
    <style:style style:name="P14" style:family="paragraph" style:parent-style-name="Standard">
      <style:paragraph-properties fo:text-align="justify" style:justify-single-word="false"/>
      <style:text-properties fo:font-size="10pt" officeooo:rsid="002bf01f" officeooo:paragraph-rsid="00030e58" style:font-size-asian="10pt" style:font-size-complex="10pt"/>
    </style:style>
    <style:style style:name="P15" style:family="paragraph" style:parent-style-name="Standard">
      <style:paragraph-properties fo:text-align="justify" style:justify-single-word="false"/>
      <style:text-properties fo:font-size="10pt" officeooo:rsid="001b48bb" officeooo:paragraph-rsid="00030e58" style:font-size-asian="10pt" style:font-size-complex="10pt"/>
    </style:style>
    <style:style style:name="P16" style:family="paragraph" style:parent-style-name="Standard">
      <style:paragraph-properties fo:text-align="justify" style:justify-single-word="false"/>
      <style:text-properties fo:font-size="10pt" officeooo:rsid="00201649" officeooo:paragraph-rsid="00030e58" style:font-size-asian="10pt" style:font-size-complex="10pt"/>
    </style:style>
    <style:style style:name="P17" style:family="paragraph" style:parent-style-name="Standard">
      <style:paragraph-properties fo:text-align="justify" style:justify-single-word="false"/>
      <style:text-properties fo:font-size="10pt" officeooo:rsid="00586de3" officeooo:paragraph-rsid="00030e58" style:font-size-asian="10pt" style:font-size-complex="10pt"/>
    </style:style>
    <style:style style:name="P18" style:family="paragraph" style:parent-style-name="Standard">
      <style:paragraph-properties fo:text-align="justify" style:justify-single-word="false"/>
      <style:text-properties fo:font-size="10pt" fo:font-weight="normal" officeooo:rsid="003c40c5" officeooo:paragraph-rsid="00030e58" style:font-size-asian="10pt" style:font-weight-asian="normal" style:font-size-complex="10pt" style:font-weight-complex="normal"/>
    </style:style>
    <style:style style:name="P19" style:family="paragraph" style:parent-style-name="Standard">
      <style:paragraph-properties fo:text-align="justify" style:justify-single-word="false"/>
      <style:text-properties fo:font-size="10pt" fo:font-weight="normal" officeooo:rsid="00396bd5" officeooo:paragraph-rsid="00030e58" style:font-size-asian="10pt" style:font-weight-asian="normal" style:font-size-complex="10pt" style:font-weight-complex="normal"/>
    </style:style>
    <style:style style:name="P20" style:family="paragraph" style:parent-style-name="Standard">
      <style:paragraph-properties fo:text-align="justify" style:justify-single-word="false"/>
      <style:text-properties fo:font-size="10pt" fo:font-weight="normal" officeooo:rsid="00030e58" officeooo:paragraph-rsid="00030e58" style:font-size-asian="10pt" style:font-weight-asian="normal" style:font-size-complex="10pt" style:font-weight-complex="normal"/>
    </style:style>
    <style:style style:name="P21" style:family="paragraph" style:parent-style-name="Standard">
      <style:paragraph-properties fo:text-align="justify" style:justify-single-word="false"/>
      <style:text-properties fo:font-size="10pt" fo:font-weight="normal" officeooo:rsid="00035b3f" officeooo:paragraph-rsid="00035b3f" style:font-size-asian="10pt" style:font-weight-asian="normal" style:font-size-complex="10pt" style:font-weight-complex="normal"/>
    </style:style>
    <style:style style:name="P22" style:family="paragraph" style:parent-style-name="Standard">
      <style:paragraph-properties fo:text-align="justify" style:justify-single-word="false"/>
      <style:text-properties fo:font-size="10pt" fo:font-weight="bold" officeooo:rsid="00445392" officeooo:paragraph-rsid="00030e58" style:font-size-asian="10pt" style:font-weight-asian="bold" style:font-size-complex="10pt" style:font-weight-complex="bold"/>
    </style:style>
    <style:style style:name="P23" style:family="paragraph" style:parent-style-name="Standard">
      <style:paragraph-properties fo:text-align="justify" style:justify-single-word="false"/>
      <style:text-properties fo:font-size="10pt" fo:font-weight="bold" officeooo:rsid="0073ddce" officeooo:paragraph-rsid="00030e58" style:font-size-asian="10pt" style:font-weight-asian="bold" style:font-size-complex="10pt" style:font-weight-complex="bold"/>
    </style:style>
    <style:style style:name="P24" style:family="paragraph" style:parent-style-name="Standard">
      <style:paragraph-properties fo:text-align="justify" style:justify-single-word="false"/>
      <style:text-properties fo:font-size="10pt" fo:font-weight="bold" officeooo:rsid="00396bd5" officeooo:paragraph-rsid="00030e58" style:font-size-asian="10pt" style:font-weight-asian="bold" style:font-size-complex="10pt" style:font-weight-complex="bold"/>
    </style:style>
    <style:style style:name="P25" style:family="paragraph" style:parent-style-name="Standard">
      <style:paragraph-properties fo:text-align="justify" style:justify-single-word="false"/>
      <style:text-properties fo:font-size="10pt" fo:font-weight="bold" officeooo:rsid="0040ef17" officeooo:paragraph-rsid="00030e58" style:font-size-asian="10pt" style:font-weight-asian="bold" style:font-size-complex="10pt" style:font-weight-complex="bold"/>
    </style:style>
    <style:style style:name="P26" style:family="paragraph" style:parent-style-name="Standard">
      <style:paragraph-properties fo:text-align="justify" style:justify-single-word="false"/>
      <style:text-properties fo:font-size="10pt" fo:font-weight="bold" officeooo:rsid="003c40c5" officeooo:paragraph-rsid="00030e58" style:font-size-asian="10pt" style:font-weight-asian="bold" style:font-size-complex="10pt" style:font-weight-complex="bold"/>
    </style:style>
    <style:style style:name="P27" style:family="paragraph" style:parent-style-name="Standard">
      <style:paragraph-properties fo:text-align="justify" style:justify-single-word="false"/>
      <style:text-properties fo:font-size="10pt" fo:font-weight="bold" officeooo:rsid="00434840" officeooo:paragraph-rsid="00030e58" style:font-size-asian="10pt" style:font-weight-asian="bold" style:font-size-complex="10pt" style:font-weight-complex="bold"/>
    </style:style>
    <style:style style:name="P28" style:family="paragraph" style:parent-style-name="Standard">
      <style:paragraph-properties fo:text-align="center" style:justify-single-word="false"/>
      <style:text-properties fo:font-size="10pt" style:text-underline-style="solid" style:text-underline-width="auto" style:text-underline-color="font-color" fo:font-weight="bold" officeooo:rsid="0073ddce" officeooo:paragraph-rsid="00030e58" style:font-size-asian="10pt" style:font-weight-asian="bold" style:font-size-complex="10pt" style:font-weight-complex="bold"/>
    </style:style>
    <style:style style:name="P29" style:family="paragraph" style:parent-style-name="Standard">
      <style:paragraph-properties fo:text-align="justify" style:justify-single-word="false"/>
      <style:text-properties fo:font-size="10pt" style:text-underline-style="solid" style:text-underline-width="auto" style:text-underline-color="font-color" fo:font-weight="bold" officeooo:rsid="0018ffab" officeooo:paragraph-rsid="00030e58" style:font-size-asian="10pt" style:font-weight-asian="bold" style:font-size-complex="10pt" style:font-weight-complex="bold"/>
    </style:style>
    <style:style style:name="P30" style:family="paragraph" style:parent-style-name="Standard">
      <style:paragraph-properties fo:text-align="justify" style:justify-single-word="false"/>
      <style:text-properties fo:font-size="10pt" style:text-underline-style="solid" style:text-underline-width="auto" style:text-underline-color="font-color" fo:font-weight="bold" officeooo:rsid="001ae211" officeooo:paragraph-rsid="00030e58" style:font-size-asian="10pt" style:font-weight-asian="bold" style:font-size-complex="10pt" style:font-weight-complex="bold"/>
    </style:style>
    <style:style style:name="P31" style:family="paragraph" style:parent-style-name="Standard">
      <style:paragraph-properties fo:text-align="center" style:justify-single-word="false"/>
      <style:text-properties fo:font-size="10pt" style:text-underline-style="solid" style:text-underline-width="auto" style:text-underline-color="font-color" fo:font-weight="bold" officeooo:rsid="00030e58" officeooo:paragraph-rsid="00030e58" style:font-size-asian="10pt" style:font-weight-asian="bold" style:font-size-complex="10pt" style:font-weight-complex="bold"/>
    </style:style>
    <style:style style:name="P32" style:family="paragraph" style:parent-style-name="Standard">
      <style:paragraph-properties fo:text-align="center" style:justify-single-word="false"/>
      <style:text-properties fo:font-size="10pt" style:text-underline-style="solid" style:text-underline-width="auto" style:text-underline-color="font-color" fo:font-weight="bold" officeooo:rsid="003c40c5" officeooo:paragraph-rsid="00030e58" style:font-size-asian="10pt" style:font-weight-asian="bold" style:font-size-complex="10pt" style:font-weight-complex="bold"/>
    </style:style>
    <style:style style:name="P33" style:family="paragraph" style:parent-style-name="Standard">
      <style:paragraph-properties fo:text-align="justify" style:justify-single-word="false"/>
      <style:text-properties fo:font-size="10pt" style:text-underline-style="solid" style:text-underline-width="auto" style:text-underline-color="font-color" officeooo:rsid="001b48bb" officeooo:paragraph-rsid="00030e58" style:font-size-asian="10pt" style:font-size-complex="10pt"/>
    </style:style>
    <style:style style:name="P34" style:family="paragraph" style:parent-style-name="Standard">
      <style:paragraph-properties fo:text-align="justify" style:justify-single-word="false"/>
      <style:text-properties fo:font-size="10pt" style:text-underline-style="solid" style:text-underline-width="auto" style:text-underline-color="font-color" officeooo:rsid="00201649" officeooo:paragraph-rsid="00030e58" style:font-size-asian="10pt" style:font-size-complex="10pt"/>
    </style:style>
    <style:style style:name="P35" style:family="paragraph" style:parent-style-name="Standard">
      <style:paragraph-properties fo:text-align="justify" style:justify-single-word="false"/>
      <style:text-properties fo:font-size="10pt" officeooo:rsid="001ae211" officeooo:paragraph-rsid="00030e58" fo:background-color="transparent" style:font-size-asian="10pt" style:font-size-complex="10pt"/>
    </style:style>
    <style:style style:name="P36" style:family="paragraph" style:parent-style-name="Standard">
      <style:paragraph-properties fo:text-align="justify" style:justify-single-word="false"/>
      <style:text-properties fo:font-size="10pt" officeooo:rsid="00517808" officeooo:paragraph-rsid="00030e58" fo:background-color="transparent" style:font-size-asian="10pt" style:font-size-complex="10pt"/>
    </style:style>
    <style:style style:name="P37" style:family="paragraph" style:parent-style-name="Standard">
      <style:paragraph-properties fo:text-align="justify" style:justify-single-word="false"/>
      <style:text-properties fo:font-size="10pt" officeooo:rsid="002223a1" officeooo:paragraph-rsid="00030e58" fo:background-color="transparent" style:font-size-asian="10pt" style:font-size-complex="10pt"/>
    </style:style>
    <style:style style:name="P38" style:family="paragraph" style:parent-style-name="Standard">
      <style:paragraph-properties fo:text-align="justify" style:justify-single-word="false"/>
      <style:text-properties fo:font-size="10pt" fo:font-style="normal" style:text-underline-style="solid" style:text-underline-width="auto" style:text-underline-color="font-color" fo:font-weight="bold" officeooo:rsid="0018ffab" officeooo:paragraph-rsid="00030e58" style:font-size-asian="10pt" style:font-style-asian="normal" style:font-weight-asian="bold" style:font-size-complex="10pt" style:font-style-complex="normal" style:font-weight-complex="bold"/>
    </style:style>
    <style:style style:name="P39" style:family="paragraph" style:parent-style-name="Standard">
      <style:paragraph-properties fo:text-align="justify" style:justify-single-word="false" fo:break-before="page"/>
      <style:text-properties fo:font-size="10pt" officeooo:rsid="0073ddce" officeooo:paragraph-rsid="00030e58" style:font-size-asian="10pt" style:font-size-complex="10pt"/>
    </style:style>
    <style:style style:name="P40" style:family="paragraph" style:parent-style-name="Standard">
      <style:paragraph-properties fo:text-align="justify" style:justify-single-word="false" fo:break-before="page"/>
      <style:text-properties fo:font-size="10pt" officeooo:rsid="002b58ee" officeooo:paragraph-rsid="00030e58" style:font-size-asian="10pt" style:font-size-complex="10pt"/>
    </style:style>
    <style:style style:name="P41" style:family="paragraph" style:parent-style-name="Standard">
      <style:paragraph-properties fo:text-align="justify" style:justify-single-word="false" fo:break-before="page"/>
      <style:text-properties fo:font-size="10pt" officeooo:rsid="001ae211" officeooo:paragraph-rsid="00030e58" style:font-size-asian="10pt" style:font-size-complex="10pt"/>
    </style:style>
    <style:style style:name="P42" style:family="paragraph" style:parent-style-name="Standard">
      <style:paragraph-properties fo:text-align="justify" style:justify-single-word="false" fo:break-before="page"/>
      <style:text-properties fo:font-size="10pt" officeooo:rsid="00201649" officeooo:paragraph-rsid="00030e58" style:font-size-asian="10pt" style:font-size-complex="10pt"/>
    </style:style>
    <style:style style:name="P43" style:family="paragraph" style:parent-style-name="Standard">
      <style:paragraph-properties fo:text-align="justify" style:justify-single-word="false" fo:break-before="page"/>
      <style:text-properties fo:font-size="10pt" style:text-underline-style="solid" style:text-underline-width="auto" style:text-underline-color="font-color" officeooo:rsid="00201649" officeooo:paragraph-rsid="00030e58" style:font-size-asian="10pt" style:font-size-complex="10pt"/>
    </style:style>
    <style:style style:name="T1" style:family="text">
      <style:text-properties officeooo:rsid="003cacd2"/>
    </style:style>
    <style:style style:name="T2" style:family="text">
      <style:text-properties officeooo:rsid="00445392"/>
    </style:style>
    <style:style style:name="T3" style:family="text">
      <style:text-properties officeooo:rsid="004c4db2"/>
    </style:style>
    <style:style style:name="T4" style:family="text">
      <style:text-properties officeooo:rsid="004da6b5"/>
    </style:style>
    <style:style style:name="T5" style:family="text">
      <style:text-properties officeooo:rsid="00758e7f"/>
    </style:style>
    <style:style style:name="T6" style:family="text">
      <style:text-properties officeooo:rsid="0073ddce"/>
    </style:style>
    <style:style style:name="T7" style:family="text">
      <style:text-properties officeooo:rsid="0056c295"/>
    </style:style>
    <style:style style:name="T8" style:family="text">
      <style:text-properties officeooo:rsid="00501009"/>
    </style:style>
    <style:style style:name="T9" style:family="text">
      <style:text-properties officeooo:rsid="003159b8"/>
    </style:style>
    <style:style style:name="T10" style:family="text">
      <style:text-properties officeooo:rsid="0049a834"/>
    </style:style>
    <style:style style:name="T11" style:family="text">
      <style:text-properties officeooo:rsid="0040ef17"/>
    </style:style>
    <style:style style:name="T12" style:family="text">
      <style:text-properties officeooo:rsid="004f7227"/>
    </style:style>
    <style:style style:name="T13" style:family="text">
      <style:text-properties officeooo:rsid="003ff291"/>
    </style:style>
    <style:style style:name="T14" style:family="text">
      <style:text-properties officeooo:rsid="004a8013"/>
    </style:style>
    <style:style style:name="T15" style:family="text">
      <style:text-properties officeooo:rsid="004a865f"/>
    </style:style>
    <style:style style:name="T16" style:family="text">
      <style:text-properties officeooo:rsid="00201649"/>
    </style:style>
    <style:style style:name="T17" style:family="text">
      <style:text-properties officeooo:rsid="0023b408"/>
    </style:style>
    <style:style style:name="T18" style:family="text">
      <style:text-properties officeooo:rsid="002b58ee"/>
    </style:style>
    <style:style style:name="T19" style:family="text">
      <style:text-properties fo:background-color="transparent" loext:char-shading-value="0"/>
    </style:style>
    <style:style style:name="T20" style:family="text">
      <style:text-properties officeooo:rsid="003046d9" fo:background-color="transparent" loext:char-shading-value="0"/>
    </style:style>
    <style:style style:name="T21" style:family="text">
      <style:text-properties officeooo:rsid="0073ddce" fo:background-color="transparent" loext:char-shading-value="0"/>
    </style:style>
    <style:style style:name="T22" style:family="text">
      <style:text-properties officeooo:rsid="00805d51" fo:background-color="transparent" loext:char-shading-value="0"/>
    </style:style>
    <style:style style:name="T23" style:family="text">
      <style:text-properties style:text-position="super 58%"/>
    </style:style>
    <style:style style:name="T24" style:family="text">
      <style:text-properties officeooo:rsid="001ae211"/>
    </style:style>
    <style:style style:name="T25" style:family="text">
      <style:text-properties style:text-position="0% 100%"/>
    </style:style>
    <style:style style:name="T26" style:family="text">
      <style:text-properties style:text-position="0% 100%" officeooo:rsid="004da6b5"/>
    </style:style>
    <style:style style:name="T27" style:family="text">
      <style:text-properties officeooo:rsid="0033d380"/>
    </style:style>
    <style:style style:name="T28" style:family="text">
      <style:text-properties officeooo:rsid="00517c61"/>
    </style:style>
    <style:style style:name="T29" style:family="text">
      <style:text-properties officeooo:rsid="00586de3"/>
    </style:style>
    <style:style style:name="T30" style:family="text">
      <style:text-properties officeooo:rsid="005bfccf"/>
    </style:style>
    <style:style style:name="T31" style:family="text">
      <style:text-properties officeooo:rsid="002bf01f"/>
    </style:style>
    <style:style style:name="T32" style:family="text">
      <style:text-properties officeooo:rsid="00805d51"/>
    </style:style>
    <style:style style:name="T33" style:family="text">
      <style:text-properties officeooo:rsid="007bb798"/>
    </style:style>
    <style:style style:name="T34" style:family="text">
      <style:text-properties officeooo:rsid="007252fd"/>
    </style:style>
    <style:style style:name="T35" style:family="text">
      <style:text-properties officeooo:rsid="0057f2cd"/>
    </style:style>
    <style:style style:name="T36" style:family="text">
      <style:text-properties officeooo:rsid="007da199"/>
    </style:style>
    <style:style style:name="T37" style:family="text">
      <style:text-properties officeooo:rsid="0004840f"/>
    </style:style>
    <style:style style:name="T38" style:family="text">
      <style:text-properties officeooo:rsid="000653ee"/>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GEC/SCEE/<text:span text:style-name="T37">DLCES/</text:span>BEPM</text:p>
      <text:p text:style-name="P21">Mai 2018</text:p>
      <text:p text:style-name="P18"/>
      <text:p text:style-name="P18"/>
      <text:p text:style-name="P31">Fiscalité de l’énergie <text:span text:style-name="T38">en AMS</text:span></text:p>
      <text:p text:style-name="P32"/>
      <text:p text:style-name="P18"/>
      <text:p text:style-name="P18"/>
      <text:p text:style-name="P18"/>
      <text:p text:style-name="P26">La fiscalité de l’énergie joue un rôle important <text:span text:style-name="T1">dans les scénarios de la SNBC d’une part pour orienter les usages vers des énergies décarbonées, d’autre part comme levier de maîtrise de la demande. La composante carbone augmente fortement jusqu’à 225 €/tCO2 en 2030, 400 €/tCO2 en 2040 puis 600 €/tCO2 afin de donner un signal-prix aux consommateurs. Toutefois, conformément aux orientations de la LTECV, il paraît légitime de n’appliquer la composante carbone que sur la partie fossile du carbone. Au fur et à mesure où la part des biocarburants et du biogaz augmente au sein des consommations, le signal-prix lié à la composante carbone diminue jusqu’à s’annuler. </text:span></text:p>
      <text:p text:style-name="P26"/>
      <text:p text:style-name="P27">Or les ressources en biomasse constituent des ressources rares. <text:span text:style-name="T2">Leur consommation engendre par ailleurs des externalités négatives : pollutions des sols, consommation d’espaces naturels et impact sur la biodiversité. Les tensions sur la ressource énergétique vont concerner aussi la production d’énergie électrique. Pour éviter la surconsommation d’énergies décarbonées à horizon 2050, il paraît donc nécessaire de taxer la consommation des produits énergétiques pour prendre en compte ces externalités négatives. </text:span></text:p>
      <text:p text:style-name="P27"/>
      <text:p text:style-name="P22">Cette taxation pourrait se faire selon <text:span text:style-name="T3">le type d’</text:span>énergie <text:span text:style-name="T4">consommée </text:span>en fonction d<text:span text:style-name="T5">u</text:span> <text:span text:style-name="T6">contenu énergétique et des </text:span>externalités <text:span text:style-name="T3">négatives</text:span> <text:span text:style-name="T3">(usage des sols, pollutions) </text:span>de<text:span text:style-name="T3">s différentes sources d’énergie mobilisées par chaque vecteur énergétique.</text:span> <text:span text:style-name="T6">L’évaluation des externalités est toutefois très complexe à réaliser. De manière simplifiée, c</text:span>ette taxation p<text:span text:style-name="T3">ourrait</text:span> se faire en fonction du <text:span text:style-name="T6">seul </text:span>volume global d’énergie consommé, quelle que soit la ressource <text:span text:style-name="T3">mobilisée et le vecteur utilisé</text:span>. Cette taxation pourrait aussi se faire <text:span text:style-name="T3">en taxant </text:span>les usages (par exemple taxe kilométrique poids lourds <text:span text:style-name="T4">voire</text:span> taxe kilométrique <text:span text:style-name="T4">sur l’ensemble des véhicules </text:span>pour les transports) <text:span text:style-name="T7">intégrant aussi les externalités spécifiques à certains usages (congestion des réseaux de transport) et tenant compte des capacités contributives des différents secteurs.</text:span></text:p>
      <text:p text:style-name="P27"/>
      <text:p text:style-name="P22">En l’absence de contours précis sur un<text:span text:style-name="T30">e</text:span> telle taxation et à des fins de modélisation une taxe de 20 €/MWh sur l’énergie a été intégrée <text:span text:style-name="T4">à ce stade à l’horizon 2050 </text:span>dans la modélisation <text:span text:style-name="T4">(introduction à un niveau de 0 € en 2040 puis montée linéaire jusqu’à 20 €/MWh en 2050)</text:span>. <text:span text:style-name="T4">Cette taxation s’ajoute aux niveaux de TIC hors composante carbone actuels. Cette taxation est appliquée sur l’ensemble des vecteurs énergétiques y compris l’énergie électrique. L</text:span>e niveau de taxation <text:span text:style-name="T4">proposé est équivalent</text:span> <text:span text:style-name="T4">en ordre de grandeur </text:span>à la répartition du volume global de composante carbone <text:span text:style-name="T3">prélevée en 2022 (soit 11 milliards d’euros) </text:span>sur les <text:span text:style-name="T3">consommations énergétiques des ménages estimée de 2050, afin que le niveau de taxation des ménages sur ce segment ne soit pas supérieure à celle de 2022</text:span>. <text:span text:style-name="T6">Ce niveau de taxation est en revanche appliqué à l’ensemble des consommations énergétiques, y compris celles des entreprises, dont le transport de marchandises. Ce niveau de taxation reste limité par rapport aux montants de composante carbone atteints en 2030 et 2040. Malgré la mise en place de ce niveau, et compte-tenu des gains très importants de performance énergétique attendus, il existe un effet rebond des consommations sur certains segments (notamment dans le secteur des transports) en 2050.</text:span></text:p>
      <text:p text:style-name="P22"/>
      <text:p text:style-name="P23">L’annexe jointe présente de façon détaillée les hypothèses utilisées pour les runs des modélisations effectuées en avril et mai 2018. </text:p>
      <text:p text:style-name="P23"/>
      <text:p text:style-name="P23">Au-delà des hypothèses utilisées pour la modélisation il est proposé d’inclure dans le texte de la SNBC des éléments sur la nécessité d’envisager une fiscalité « post-carbone » et d’esquisser les différentes pistes qui pourraient être envisagées.</text:p>
      <text:p text:style-name="P24"/>
      <text:p text:style-name="P19"/>
      <text:p text:style-name="P2"/>
      <text:p text:style-name="P39"/>
      <text:p text:style-name="P28">Annexe</text:p>
      <text:p text:style-name="P3"/>
      <text:p text:style-name="P3"/>
      <text:p text:style-name="P4">Présentation des hypothèses utilisées pour la modélisation.</text:p>
      <text:p text:style-name="P4"/>
      <text:p text:style-name="P29"/>
      <text:p text:style-name="P29">1/ Hypothèses des scénarios <text:span text:style-name="T4">sur le prix hors taxes des énergies et l’évolution des taxes</text:span></text:p>
      <text:p text:style-name="P5"/>
      <text:p text:style-name="P6">L’évolution du prix des énergies dépend :</text:p>
      <text:p text:style-name="P6">- de l’évolution du prix des énergies hors taxe</text:p>
      <text:p text:style-name="P6">- de l’évolution des taxes</text:p>
      <text:p text:style-name="P6"/>
      <text:p text:style-name="P25">A) Prix des carburants hors taxes</text:p>
      <text:p text:style-name="P5"/>
      <text:p text:style-name="P5">* Le prix des énergies fossiles croît selon le rythme défini dans le cadrage de l’U<text:span text:style-name="T8">nion </text:span>E<text:span text:style-name="T8">uropéenne</text:span> (forte croissance du prix des énergies importées d’ici à 2050).</text:p>
      <text:p text:style-name="P5"/>
      <text:p text:style-name="P5">* La part <text:span text:style-name="T9">des énergies renouvelables</text:span> au sein des énergies progresse fortement jusqu’à atteindre 100 % d’énergie décarbonée en 2050.</text:p>
      <text:p text:style-name="P5"/>
      <text:p text:style-name="P7">* <text:span text:style-name="T4">Pour les besoins de la modélisation, d</text:span>es hypothèses ont été formulées pour proposer une trajectoire d’évolution des prix des bio<text:span text:style-name="T10">c</text:span>arburants et du biogaz jusqu’en 2050 :</text:p>
      <text:p text:style-name="P8"/>
      <text:p text:style-name="P8">- <text:span text:style-name="T11">L</text:span>e prix des biocarburants est supposé être le double en 2015 <text:span text:style-name="T4">du prix hors taxe des carburants fossiles puis</text:span> rester ensuite <text:span text:style-name="T12">à peu près </text:span>au même niveau jusqu’en 2050 pour avoir des coûts proches du fossile en fin de période <text:span text:style-name="T13">à 94 c€/L. (En réalité on peut penser que ce prix pourrait légèrement baisser grâce aux gains d’efficacité technologique puis remonter en raison de la rareté de la ressource en carburants 2G). Par simplification, le prix est supposé rester constant.</text:span></text:p>
      <text:p text:style-name="P8"/>
      <text:p text:style-name="P8">- <text:span text:style-name="T11">L</text:span>e biogaz est en revanche beaucoup plus cher que le gaz fossile : <text:span text:style-name="T13">le prix du biogaz est supposé rester à 125 €/MWh sur l’ensemble de la période.</text:span></text:p>
      <text:p text:style-name="P8"/>
      <text:p text:style-name="P9">Tableau 1 : coût du biodiesel et du bioéthanol</text:p>
      <text:p text:style-name="P5"><draw:frame draw:style-name="fr1" draw:name="Image3" text:anchor-type="paragraph" svg:width="15.141cm" svg:height="1.55cm" draw:z-index="5"><draw:image xlink:href="Pictures/2000005A00003B260000060FB601BDC39CB089C8.svm" xlink:type="simple" xlink:show="embed" xlink:actuate="onLoad"/></draw:frame></text:p>
      <text:p text:style-name="P9"/>
      <text:p text:style-name="P9">Tableau 2 : évolutions des parts de biocarburants au sein des carburants</text:p>
      <text:p text:style-name="P5"><draw:frame draw:style-name="fr1" draw:name="Image16" text:anchor-type="paragraph" svg:width="15.141cm" svg:height="1.55cm" draw:z-index="6"><draw:image xlink:href="Pictures/2000005A00003B260000060FA49B62BEE9D37FBB.svm" xlink:type="simple" xlink:show="embed" xlink:actuate="onLoad"/></draw:frame></text:p>
      <text:p text:style-name="P5"/>
      <text:p text:style-name="P9">Tableau <text:span text:style-name="T14">3</text:span> : évolutions des parts de biocarburants au sein des carburants</text:p>
      <text:p text:style-name="P5"><draw:frame draw:style-name="fr1" draw:name="Image1" text:anchor-type="paragraph" svg:width="15.141cm" svg:height="1.552cm" draw:z-index="4"><draw:image xlink:href="Pictures/2000005A00003B26000006100E32CEF56AFE331B.svm" xlink:type="simple" xlink:show="embed" xlink:actuate="onLoad"/></draw:frame></text:p>
      <text:p text:style-name="P5"/>
      <text:p text:style-name="P25">B) Taxes </text:p>
      <text:p text:style-name="P5"/>
      <text:p text:style-name="P10">Les taxes comprennent trois composantes :</text:p>
      <text:p text:style-name="P5"/>
      <text:p text:style-name="P35">- un segment correspondant aux TIC de base (hors composante carbone) actuelles, <text:span text:style-name="T15">inchangées en projection</text:span></text:p>
      <text:p text:style-name="P35"/>
      <text:p text:style-name="P35">- <text:span text:style-name="T16">un segment correspondant à la composante carbone désormais calculée uniquement sur la part fossile. La composante carbone, après un grand « pic » en 2040, s’annule ensuite en 2050.</text:span></text:p>
      <text:p text:style-name="P36"/>
      <text:p text:style-name="P35"/>
      <text:p text:style-name="P35"><text:soft-page-break/>- <text:span text:style-name="T16">un troisième segment énergie nouvellement créé</text:span></text:p>
      <text:p text:style-name="P37">Compte-tenu de la contrainte en énergie qui devient critique en 2050 une taxe <text:span text:style-name="T15">complémentaire sur l’</text:span>énergie est créé<text:span text:style-name="T17">e</text:span>. <text:span text:style-name="T15">Ce complément de taxation revient à augmenter les TIC hors composante carbone.</text:span></text:p>
      <text:p text:style-name="P37"><text:span text:style-name="T15">Le </text:span>montant <text:span text:style-name="T15">de cette taxe complémentaire </text:span>est ici retenu à 20 €/MWh. Ce montant correspond approximativement au montant de composante carbone de 2022 <text:span text:style-name="T18">(11 milliards d’euros en 2022) ventilé sur les consommations énergétiques des secteurs bâtiments – résidentiels et transports hors marchandises (soit approximativement un périmètre « ménages ») de 2050. L’idée est ici que la pression sur les ménages exercée via la contrainte sur l’énergie en 2050 doit être comparable à celle exercée en 2022 via la composante carbone. </text:span></text:p>
      <text:p text:style-name="P11"><text:span text:style-name="T19">Par ailleurs le choix est fait ici d’inclure l’électricité dans le périmètre des énergies taxées, </text:span><text:span text:style-name="T20">compte-tenu </text:span><text:span text:style-name="T21">de la nécessité d’être économe en énergie en général, quelle que soit la sou</text:span><text:span text:style-name="T22">rce</text:span><text:span text:style-name="T21"> d’énergie utilisée.</text:span></text:p>
      <text:p text:style-name="P3"><text:span text:style-name="T19">Le graphique ci-dessous illustre l’évolution de la composante carbone, de la fiscalité carbone moyenne sur les combustibles et de la fiscalité moyenne avec ajout de la contrainte sur l’énergie (rapportée en €/tCO2 même si les émissions de CO2 ne constituent pas le paramètre utilisé pour cette taxe</text:span><text:span text:style-name="T22">)</text:span><text:span text:style-name="T19">.</text:span></text:p>
      <text:p text:style-name="P5"/>
      <text:p text:style-name="P5"/>
      <text:p text:style-name="P5"><draw:frame draw:style-name="fr2" draw:name="Image2" text:anchor-type="paragraph" svg:width="16cm" svg:height="8.012cm" draw:z-index="7"><draw:image xlink:href="Pictures/2000045900003E8000001F4C5425F7961E5EDD06.svm" xlink:type="simple" xlink:show="embed" xlink:actuate="onLoad"/></draw:frame></text:p>
      <text:p text:style-name="P3">Les niveaux de taxation obtenus par type de carburant et de combustible sont présentés dans la section suivante.</text:p>
      <text:p text:style-name="P3"/>
      <text:p text:style-name="P5"/>
      <text:p text:style-name="P38">2/ <text:span text:style-name="T4">Tests effectués dans le cadre de la modélisation</text:span></text:p>
      <text:p text:style-name="P38"/>
      <text:p text:style-name="P38"><text:span text:style-name="T4">a) </text:span>Principe d’évolution du prix des énergies <text:span text:style-name="T4">et de leur taxation</text:span> dans le cadre du scénario 1<text:span text:style-name="T23">er</text:span> run</text:p>
      <text:p text:style-name="P38"/>
      <text:p text:style-name="P5">Bien que la part <text:span text:style-name="T9">d’énergie renouvelable</text:span> progresse très fortement pour atteindre 100 % d’énergie décarbonée en 2050, on a calculé dans le run 1 le prix des énergies comme s’il s’agissait d’énergies fossiles c’est-à-dire en ajoutant :</text:p>
      <text:p text:style-name="P5">- un prix HT <text:span text:style-name="T18">calculé à partir <text:s/>du</text:span> prix HT des énergies fossiles <text:span text:style-name="T18">importées</text:span></text:p>
      <text:p text:style-name="P5">- des taxes TICPE et TICGN <text:span text:style-name="T24">calculées en supposant que la</text:span> composante carbone <text:span text:style-name="T24">s’applique à tout le carburant y compris la part biogénique.</text:span></text:p>
      <text:p text:style-name="P5"/>
      <text:p text:style-name="P5"/>
      <text:p text:style-name="P5"/>
      <text:p text:style-name="P5"/>
      <text:p text:style-name="P5"/>
      <text:p text:style-name="P5"/>
      <text:p text:style-name="P5"/>
      <text:p text:style-name="P38"><text:span text:style-name="T4">b)</text:span> Principe d’évolution du prix des énergies <text:span text:style-name="T4">et de leur taxation</text:span> dans le cadre du scénario<text:span text:style-name="T25"> </text:span><text:span text:style-name="T26">2ème</text:span> run</text:p>
      <text:p text:style-name="P5"/>
      <text:p text:style-name="P12">En run 2, les prix <text:span text:style-name="T15">ont été calculés </text:span>en intégrant :</text:p>
      <text:p text:style-name="P12">- <text:span text:style-name="T27">une estimation de la trajectoire hors taxe des carburants qui intègre la formalisation d’une trajectoire de coût des biocarburants présentée supra et permet ainsi de calculer une trajectoire de coût « mixte » carburants fossiles / carburants biogéniques</text:span></text:p>
      <text:p text:style-name="P12">- <text:span text:style-name="T27">une révision de la méthode de calcul des taxes intérieures sur la consommation des produits énergétiques.</text:span></text:p>
      <text:p text:style-name="P37"/>
      <text:p text:style-name="P8"><text:soft-page-break/></text:p>
      <text:p text:style-name="P30"><text:span text:style-name="T28">c) </text:span>Comparaison des prix en run 1 et 2</text:p>
      <text:p text:style-name="P8"/>
      <text:p text:style-name="P8"><text:span text:style-name="T28">L</text:span>es tableaux et graphiques sont présentés hors TVA.</text:p>
      <text:p text:style-name="P1"/>
      <text:p text:style-name="P1">Les graphiques comparent pour chaque produit :</text:p>
      <text:p text:style-name="P1">- le montant avec la méthode run 1</text:p>
      <text:p text:style-name="P1">- le montant avec la méthode run 2</text:p>
      <text:p text:style-name="P1"/>
      <text:p text:style-name="P13">Pour chaque graphique :</text:p>
      <text:p text:style-name="P13">- la courbe bleue correspond au prix hors taxe du carburant fossile</text:p>
      <text:p text:style-name="P13">- la courbe rouge correspond au prix y compris TICPE/ TICGN (mais hors TVA) correspondant à la somme de la trajectoire du carburant fossile et de la trajectoire de la composante carbone appliquée sur l’ensemble du carburant biogénique ou non. Cette trajectoire correspond au test « run 1 » des scénarios.</text:p>
      <text:p text:style-name="P13">- la courbe jaune correspond au prix hors taxe des carburants du scénario AMS, c’est-à-dire à un prix « mixte » prenant en compte la trajectoire de prix des carburants fossiles et la trajectoire de prix des carburants biogéniques et intégrant la croissance de la part biogénique des énergies. Cette courbe est proche de la trajectoire « fossile » pour les carburants liquides mais beaucoup plus fortement croissante pour le gaz.</text:p>
      <text:p text:style-name="P13">- la courbe verte correspond aux prix y compris TICPE/TICGN (dont composante carbone et dont – à partir de 2040 – le nouveau segment de taxation).</text:p>
      <text:p text:style-name="P13"/>
      <text:p text:style-name="P1"/>
      <text:p text:style-name="P1">Commentaires <text:span text:style-name="T29">généraux sur les évolutions entre « run 1 » et « run 2 »</text:span> :</text:p>
      <text:p text:style-name="P1">- Le prix de l’électricité est augmenté.</text:p>
      <text:p text:style-name="P1">- Le prix du gaz / GNV est similaire dans les deux méthodes, le prix hors taxe <text:span text:style-name="T30">très élevé </text:span>du biogaz « l’emportant » sur l<text:span text:style-name="T30">a disparition de la composante carbone.</text:span></text:p>
      <text:p text:style-name="P1">- <text:span text:style-name="T31">Le prix du diesel et de l’essence fossile diminuent par rapport au run1 (mais ces carburants disparaissent progressivement des consommations).</text:span></text:p>
      <text:p text:style-name="P1"/>
      <text:p text:style-name="P1"/>
      <text:p text:style-name="P14"><text:s/></text:p>
      <text:p text:style-name="P40"/>
      <text:p text:style-name="P33">a) Gazole « <text:span text:style-name="T32">voyageurs »</text:span></text:p>
      <text:p text:style-name="P8"/>
      <text:p text:style-name="P15"><text:span text:style-name="T33">Trajectoires de p</text:span>rix hors TVA <text:span text:style-name="T33">pour le gazole (en c€/L)</text:span></text:p>
      <text:p text:style-name="P8"><draw:frame draw:style-name="fr3" draw:name="Image4" text:anchor-type="paragraph" svg:x="0.295cm" svg:y="0.176cm" svg:width="15.141cm" svg:height="6.204cm" draw:z-index="1"><draw:image xlink:href="Pictures/2000016400003B260000183B8D898110780B52A1.svm" xlink:type="simple" xlink:show="embed" xlink:actuate="onLoad"/></draw:frame></text:p>
      <text:p text:style-name="P8"/>
      <text:p text:style-name="P8"/>
      <text:p text:style-name="P8"><draw:frame draw:style-name="fr4" draw:name="Image17" text:anchor-type="paragraph" svg:width="13.608cm" svg:height="7.636cm" draw:z-index="8"><draw:image xlink:href="Pictures/200003AE00003E970000232034BB826B31D6EF64.svm" xlink:type="simple" xlink:show="embed" xlink:actuate="onLoad"/></draw:frame></text:p>
      <text:p text:style-name="P8"/>
      <text:p text:style-name="P8"/>
      <text:p text:style-name="P8"/>
      <text:p text:style-name="P41"/>
      <text:p text:style-name="P34">b) Essence</text:p>
      <text:p text:style-name="P8"/>
      <text:p text:style-name="P8"/>
      <text:p text:style-name="P15"><text:span text:style-name="T33">Trajectoires de p</text:span>rix hors TVA <text:span text:style-name="T33">pour l’essence (en c€/L)</text:span></text:p>
      <text:p text:style-name="P8"><draw:frame draw:style-name="fr5" draw:name="Image6" text:anchor-type="paragraph" svg:width="15.141cm" svg:height="6.204cm" draw:z-index="2"><draw:image xlink:href="Pictures/2000016400003B260000183BF89C99E8673B383D.svm" xlink:type="simple" xlink:show="embed" xlink:actuate="onLoad"/></draw:frame></text:p>
      <text:p text:style-name="P8"/>
      <text:p text:style-name="P8"><draw:frame draw:style-name="fr4" draw:name="Image5" text:anchor-type="paragraph" svg:width="13.344cm" svg:height="7.481cm" draw:z-index="9"><draw:image xlink:href="Pictures/200003AE00003E9500002316B285272CDD247D71.svm" xlink:type="simple" xlink:show="embed" xlink:actuate="onLoad"/></draw:frame></text:p>
      <text:p text:style-name="P8"/>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34"><text:span text:style-name="T34">c</text:span>) <text:span text:style-name="T35">Gazole « transport routier de marchandises »</text:span></text:p>
      <text:p text:style-name="P16"/>
      <text:p text:style-name="P17">Le rattrapage de la niche fiscale « TRM » se fait à partir de 2030.</text:p>
      <text:p text:style-name="P16"/>
      <text:p text:style-name="P15"><text:span text:style-name="T33">Trajectoires de p</text:span>rix hors TVA <text:span text:style-name="T33">pour le gazole « TRM » (en c€/L)</text:span></text:p>
      <text:p text:style-name="P8"><draw:frame draw:style-name="fr5" draw:name="Image8" text:anchor-type="paragraph" svg:width="15.141cm" svg:height="6.204cm" draw:z-index="3"><draw:image xlink:href="Pictures/2000015E00003B260000183BE4D94A89309363FC.svm" xlink:type="simple" xlink:show="embed" xlink:actuate="onLoad"/></draw:frame></text:p>
      <text:p text:style-name="P8"/>
      <text:p text:style-name="P8"><draw:frame draw:style-name="fr4" draw:name="Image7" text:anchor-type="paragraph" svg:width="13.995cm" svg:height="7.848cm" draw:z-index="10"><draw:image xlink:href="Pictures/200003BC00003E9C0000231C99F4654EC0AEA48E.svm" xlink:type="simple" xlink:show="embed" xlink:actuate="onLoad"/></draw:frame></text:p>
      <text:p text:style-name="P8"/>
      <text:p text:style-name="P8"/>
      <text:p text:style-name="P8"/>
      <text:p text:style-name="P8"/>
      <text:p text:style-name="P8"/>
      <text:p text:style-name="P16"/>
      <text:p text:style-name="P16"/>
      <text:p text:style-name="P16"/>
      <text:p text:style-name="P16"/>
      <text:p text:style-name="P16"/>
      <text:p text:style-name="P16"/>
      <text:p text:style-name="P16"/>
      <text:p text:style-name="P16"/>
      <text:p text:style-name="P42"/>
      <text:p text:style-name="P16"/>
      <text:p text:style-name="P34"><text:span text:style-name="T34">d</text:span>) GNV</text:p>
      <text:p text:style-name="P16"/>
      <text:p text:style-name="P16"/>
      <text:p text:style-name="P15"><text:span text:style-name="T33">Trajectoires de p</text:span>rix hors TVA <text:span text:style-name="T33">pour le GNV (en c€/kg)</text:span></text:p>
      <text:p text:style-name="P16"/>
      <text:p text:style-name="P16"><draw:frame draw:style-name="fr6" draw:name="Image10" text:anchor-type="paragraph" svg:width="15.141cm" svg:height="6.204cm" draw:z-index="14"><draw:image xlink:href="Pictures/2000015500003B260000183B388CF374DFE73C4F.svm" xlink:type="simple" xlink:show="embed" xlink:actuate="onLoad"/></draw:frame></text:p>
      <text:p text:style-name="P16"/>
      <text:p text:style-name="P16"><draw:frame draw:style-name="fr4" draw:name="Image9" text:anchor-type="paragraph" svg:width="15.028cm" svg:height="6.802cm" draw:z-index="11"><draw:image xlink:href="Pictures/2000038A00003AB400001A922A1D370E42CC7F3E.svm" xlink:type="simple" xlink:show="embed" xlink:actuate="onLoad"/></draw:frame></text:p>
      <text:p text:style-name="P8"/>
      <text:p text:style-name="P2"/>
      <text:p text:style-name="P16"/>
      <text:p text:style-name="P16"/>
      <text:p text:style-name="P16"/>
      <text:p text:style-name="P16"/>
      <text:p text:style-name="P43"><text:span text:style-name="T34">e</text:span>) Gaz </text:p>
      <text:p text:style-name="P16"/>
      <text:p text:style-name="P16"/>
      <text:p text:style-name="P15"><text:span text:style-name="T33">Trajectoires de p</text:span>rix hors TVA <text:span text:style-name="T33">pour le gaz (en €/MWh)</text:span></text:p>
      <text:p text:style-name="P16"/>
      <text:p text:style-name="P16"><draw:frame draw:style-name="fr6" draw:name="Image12" text:anchor-type="paragraph" svg:width="15.141cm" svg:height="5.687cm" draw:z-index="15"><draw:image xlink:href="Pictures/2000014A00003B260000163665F919678330FF54.svm" xlink:type="simple" xlink:show="embed" xlink:actuate="onLoad"/></draw:frame></text:p>
      <text:p text:style-name="P16"/>
      <text:p text:style-name="P16"><draw:frame draw:style-name="fr4" draw:name="Image11" text:anchor-type="paragraph" svg:width="13.467cm" svg:height="7.551cm" draw:z-index="12"><draw:image xlink:href="Pictures/2000041100003E970000231AE9AE875A1E5CF4A2.svm" xlink:type="simple" xlink:show="embed" xlink:actuate="onLoad"/></draw:frame></text:p>
      <text:p text:style-name="P2"/>
      <text:p text:style-name="P2"/>
      <text:p text:style-name="P2"/>
      <text:p text:style-name="P2"/>
      <text:p text:style-name="P16"/>
      <text:p text:style-name="P43"><text:span text:style-name="T34">f</text:span>) Electricité</text:p>
      <text:p text:style-name="P16"/>
      <text:p text:style-name="P11">En AME, le prix de l’électricité TTC est supposé augmenter de 1,1 %/an.</text:p>
      <text:p text:style-name="P11">Dans le run 1, il n’y avait pas de taxe complémentaire.</text:p>
      <text:p text:style-name="P11">Dans le run 2, le prix de l’électricité est augmenté <text:span text:style-name="T36">de 20€/MWh</text:span>.</text:p>
      <text:p text:style-name="P16"/>
      <text:p text:style-name="P16"/>
      <text:p text:style-name="P15"><text:span text:style-name="T33">Trajectoires de p</text:span>rix hors TVA <text:span text:style-name="T33">pour l’électricité (en €/MWh)</text:span></text:p>
      <text:p text:style-name="P16"><draw:frame draw:style-name="fr5" draw:name="Image14" text:anchor-type="paragraph" svg:width="15.141cm" svg:height="3.103cm" draw:z-index="0"><draw:image xlink:href="Pictures/200000A300003B2600000C1E2B319D68E954957A.svm" xlink:type="simple" xlink:show="embed" xlink:actuate="onLoad"/></draw:frame></text:p>
      <text:p text:style-name="P16"><draw:frame draw:style-name="fr4" draw:name="Image13" text:anchor-type="paragraph" svg:width="13.705cm" svg:height="7.68cm" draw:z-index="13"><draw:image xlink:href="Pictures/2000029000003E9E0000231817D9F4CA432565EF.svm" xlink:type="simple" xlink:show="embed" xlink:actuate="onLoad"/></draw:frame></text:p>
      <text:p text:style-name="P16"/>
      <text:p text:style-name="P16"/>
      <text:p text:style-name="P1"/>
      <text:p text:style-name="P1"/>
      <text:p text:style-name="P1"/>
      <text:p text:style-name="P1"/>
      <text:p text:style-name="P1"/>
      <text:p text:style-name="P1"/>
      <text:p text:style-name="P1"/>
      <text:p text:style-name="P14"/>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Cabanne </meta:initial-creator>
    <meta:creation-date>2018-05-22T14:14:46.592000000</meta:creation-date>
    <dc:date>2018-05-22T14:33:51.261000000</dc:date>
    <dc:creator>Isabelle Cabanne </dc:creator>
    <meta:editing-duration>PT3M17S</meta:editing-duration>
    <meta:editing-cycles>4</meta:editing-cycles>
    <meta:generator>LibreOffice/5.0.5.2.0$Windows_x86 LibreOffice_project/a09456c47386325242608de6c9ee7d1236252b77</meta:generator>
    <meta:document-statistic meta:table-count="0" meta:image-count="16" meta:object-count="0" meta:page-count="10" meta:paragraph-count="74" meta:word-count="1692" meta:character-count="10401" meta:non-whitespace-character-count="8771"/>
  </office:meta>
</office:document-meta>
</file>